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svg:stroke-color="#808080"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72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ffffff"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top="0.152cm" fo:margin-bottom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1.905cm" svg:x="10.115cm" svg:y="4.4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7cm" svg:height="0.492cm" svg:x="8.165cm" svg:y="13.4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8.865cm" svg:y="13.4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9.565cm" svg:y="13.4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0.265cm" svg:y="13.4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0.965cm" svg:y="13.4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8.765cm" svg:y="12.9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9.465cm" svg:y="12.9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0.165cm" svg:y="12.9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0.865cm" svg:y="12.9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1.565cm" svg:y="12.9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9.365cm" svg:y="12.4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0.065cm" svg:y="12.4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0.765cm" svg:y="12.4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1.465cm" svg:y="12.4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2.165cm" svg:y="12.4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7.565cm" svg:y="13.9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8.265cm" svg:y="13.9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8.965cm" svg:y="13.9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9.665cm" svg:y="13.9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0.365cm" svg:y="13.9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7.465cm" svg:y="13.4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8.065cm" svg:y="12.9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8.665cm" svg:y="12.4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6.865cm" svg:y="13.998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464cm" svg:height="1.992cm" svg:x="11.5cm" svg:y="1.798cm">
          <text:p/>
          <draw:enhanced-geometry svg:viewBox="0 0 21600 21600" draw:glue-points="?f6 0 10800 ?f8 ?f11 10800 ?f9 21600 10800 ?f10 ?f5 10800" draw:text-areas="?f3 ?f3 ?f4 ?f4" draw:type="parallelogram" draw:modifiers="7935.034802784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486cm" svg:height="0.236cm" svg:x="12.7cm" svg:y="3.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86cm" svg:height="0.236cm" svg:x="15.6cm" svg:y="2.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6cm" svg:height="0.236cm" svg:x="15.1cm" svg:y="3.2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6cm" svg:height="0.236cm" svg:x="13.8cm" svg:y="1.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86cm" svg:height="0.236cm" svg:x="14.4cm" svg:y="2.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6cm" svg:height="0.236cm" svg:x="15.6cm" svg:y="2.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464cm" svg:height="1.992cm" svg:x="6.9cm" svg:y="7.298cm">
          <text:p/>
          <draw:enhanced-geometry svg:viewBox="0 0 21600 21600" draw:glue-points="?f6 0 10800 ?f8 ?f11 10800 ?f9 21600 10800 ?f10 ?f5 10800" draw:text-areas="?f3 ?f3 ?f4 ?f4" draw:type="parallelogram" draw:modifiers="7935.034802784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486cm" svg:height="0.236cm" svg:x="8.1cm" svg:y="8.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6cm" svg:height="0.236cm" svg:x="11cm" svg:y="7.5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6cm" svg:height="0.236cm" svg:x="10.5cm" svg:y="8.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6cm" svg:height="0.236cm" svg:x="9.2cm" svg:y="7.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6cm" svg:height="0.236cm" svg:x="9.8cm" svg:y="8.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86cm" svg:height="0.236cm" svg:x="11cm" svg:y="8.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0.492cm" svg:x="15.966cm" svg:y="13.4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6.666cm" svg:y="13.4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7.366cm" svg:y="13.4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8.066cm" svg:y="13.4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8.766cm" svg:y="13.4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6.566cm" svg:y="12.9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7.266cm" svg:y="12.9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7.966cm" svg:y="12.9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8.666cm" svg:y="12.9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9.366cm" svg:y="12.9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7.166cm" svg:y="12.4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7.866cm" svg:y="12.4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8.566cm" svg:y="12.4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9.266cm" svg:y="12.4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9.966cm" svg:y="12.4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5.366cm" svg:y="13.9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6.066cm" svg:y="13.9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6.766cm" svg:y="13.9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7.466cm" svg:y="13.9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8.166cm" svg:y="13.9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5.266cm" svg:y="13.4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5.866cm" svg:y="12.9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6.466cm" svg:y="12.4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7cm" svg:height="0.492cm" svg:x="14.666cm" svg:y="13.9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5.715cm" svg:height="0.97cm" svg:x="13.01cm" svg:y="0.935cm">
          <draw:text-box>
            <text:p text:style-name="P2"><text:span text:style-name="T1">Local time series </text:span><text:span text:style-name="T2">with gaps</text:span></text:p>
          </draw:text-box>
        </draw:frame>
        <draw:frame draw:style-name="gr6" draw:text-style-name="P2" draw:layer="layout" svg:width="5.715cm" svg:height="0.97cm" svg:x="8.411cm" svg:y="6.535cm">
          <draw:text-box>
            <text:p text:style-name="P2"><text:span text:style-name="T1">Local time series, </text:span><text:span text:style-name="T2">filled</text:span></text:p>
          </draw:text-box>
        </draw:frame>
        <draw:frame draw:style-name="gr7" draw:text-style-name="P3" draw:layer="layout" svg:width="2.902cm" svg:height="0.797cm" svg:x="8.987cm" svg:y="4.842cm">
          <draw:text-box>
            <text:p text:style-name="P3"><text:span text:style-name="T3">METEOFILL</text:span></text:p>
          </draw:text-box>
        </draw:frame>
        <draw:custom-shape draw:style-name="gr8" draw:text-style-name="P1" draw:layer="layout" svg:width="1.27cm" svg:height="0.492cm" svg:x="15.966cm" svg:y="8.2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6.666cm" svg:y="8.2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7.366cm" svg:y="8.2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8.066cm" svg:y="8.2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8.766cm" svg:y="8.2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6.566cm" svg:y="7.7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7.266cm" svg:y="7.7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7.966cm" svg:y="7.7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8.666cm" svg:y="7.7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9.366cm" svg:y="7.7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7.166cm" svg:y="7.2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7.866cm" svg:y="7.2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8.566cm" svg:y="7.2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9.266cm" svg:y="7.2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9.966cm" svg:y="7.2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5.366cm" svg:y="8.7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6.066cm" svg:y="8.7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6.766cm" svg:y="8.7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7.466cm" svg:y="8.7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8.166cm" svg:y="8.7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5.266cm" svg:y="8.2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5.866cm" svg:y="7.7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6.466cm" svg:y="7.2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7cm" svg:height="0.492cm" svg:x="14.666cm" svg:y="8.799cm">
          <text:p/>
          <draw:enhanced-geometry svg:viewBox="0 0 21600 21600" draw:glue-points="?f6 0 10800 ?f8 ?f11 10800 ?f9 21600 10800 ?f10 ?f5 10800" draw:text-areas="?f3 ?f3 ?f4 ?f4" draw:type="parallelogram" draw:modifiers="9992.76160503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1.905cm" svg:x="18.016cm" svg:y="4.4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5.715cm" svg:height="0.97cm" svg:x="16.312cm" svg:y="6.535cm">
          <draw:text-box>
            <text:p text:style-name="P2"><text:span text:style-name="T1">Regionalized data</text:span></text:p>
          </draw:text-box>
        </draw:frame>
        <draw:frame draw:style-name="gr7" draw:text-style-name="P3" draw:layer="layout" svg:width="2.902cm" svg:height="0.797cm" svg:x="16.888cm" svg:y="4.842cm">
          <draw:text-box>
            <text:p text:style-name="P3"><text:span text:style-name="T3">METEOFILL</text:span></text:p>
          </draw:text-box>
        </draw:frame>
        <draw:custom-shape draw:style-name="gr1" draw:text-style-name="P1" draw:layer="layout" svg:width="7.791cm" svg:height="0.261cm" svg:x="10.525cm" svg:y="4.4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1cm" svg:height="0.377cm" svg:x="13.466cm" svg:y="4.17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35cm" svg:height="0.97cm" svg:x="6.615cm" svg:y="14.635cm">
          <draw:text-box>
            <text:p text:style-name="P2"><text:span text:style-name="T1">Objects of distributed model</text:span></text:p>
          </draw:text-box>
        </draw:frame>
        <draw:frame draw:style-name="gr6" draw:text-style-name="P2" draw:layer="layout" svg:width="6.35cm" svg:height="0.97cm" svg:x="14.415cm" svg:y="14.635cm">
          <draw:text-box>
            <text:p text:style-name="P2"><text:span text:style-name="T1">Objects of distributed model</text:span></text:p>
          </draw:text-box>
        </draw:frame>
        <draw:custom-shape draw:style-name="gr1" draw:text-style-name="P1" draw:layer="layout" svg:width="0.635cm" svg:height="1.905cm" svg:x="10.115cm" svg:y="9.9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5.08cm" svg:height="1.905cm" svg:x="15.605cm" svg:y="9.946cm">
          <text:p/>
          <draw:enhanced-geometry svg:viewBox="0 0 21600 21600" draw:text-areas="?f0 0 ?f2 ?f5" draw:type="down-arrow" draw:modifiers="7774.18677859391 5738.2148260211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7.42cm" svg:height="1.99cm" svg:x="3.105cm" svg:y="9.89cm">
          <draw:text-box>
            <text:p text:style-name="P2"><text:span text:style-name="T1">Model reads local time series and performs regionalization internally</text:span></text:p>
            <text:p text:style-name="P4"><text:span text:style-name="T1">(may use pre-computed weights)</text:span></text:p>
          </draw:text-box>
        </draw:frame>
        <draw:frame draw:style-name="gr6" draw:text-style-name="P2" draw:layer="layout" svg:width="4.859cm" svg:height="1.309cm" svg:x="20.906cm" svg:y="9.89cm">
          <draw:text-box>
            <text:p text:style-name="P2"><text:span text:style-name="T1">Model reads already regionalized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0-08-05T08:19:38</meta:creation-date>
    <meta:generator>OpenOffice.org/3.2$Linux OpenOffice.org_project/320m12$Build-9483</meta:generator>
    <dc:date>2012-07-11T17:30:26</dc:date>
    <dc:creator>David Kneis</dc:creator>
    <meta:editing-duration>PT08H44M18S</meta:editing-duration>
    <meta:editing-cycles>23</meta:editing-cycles>
    <meta:document-statistic meta:object-count="101"/>
  </office:meta>
</office:document-meta>
</file>